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1e3" officeooo:paragraph-rsid="000e21e3"/>
    </style:style>
    <style:style style:name="P2" style:family="paragraph" style:parent-style-name="Standard">
      <style:text-properties officeooo:rsid="000e21e3" officeooo:paragraph-rsid="00108358"/>
    </style:style>
    <style:style style:name="T1" style:family="text">
      <style:text-properties officeooo:rsid="000ff914"/>
    </style:style>
    <style:style style:name="T2" style:family="text">
      <style:text-properties officeooo:rsid="00108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Buscar contacto en la agenda.</text:p>
      <text:p text:style-name="P1">Actor principal: Secretario/a.</text:p>
      <text:p text:style-name="P1">Nivel: General.</text:p>
      <text:p text:style-name="P1">Ámbito: clínica <text:span text:style-name="T2">(organización)</text:span>.</text:p>
      <text:p text:style-name="P1">Escenario principal con éxito:</text:p>
      <text:p text:style-name="P1">1. El secretario/a escribe el contacto que desea buscar en la opción de búsqueda de la agenda.</text:p>
      <text:p text:style-name="P1">2. El sistema muestra por pantalla aquel o aquellos contactos que contengan dicho apellido.</text:p>
      <text:p text:style-name="P1">Escenarios alternativos:</text:p>
      <text:p text:style-name="P1">1. El secretario/a escribe un contacto que no esta registrado en la base de datos por lo que no devuelve nada.</text:p>
      <text:p text:style-name="P1"/>
      <text:p text:style-name="P1"/>
      <text:p text:style-name="P1">Caso de uso: Ordenar contactos en la agenda.</text:p>
      <text:p text:style-name="P1">Actor principal: Secretario/a.</text:p>
      <text:p text:style-name="P1">Nivel: General.</text:p>
      <text:p text:style-name="P2">Ámbito: clínica <text:span text:style-name="T2">(organización).</text:span></text:p>
      <text:p text:style-name="P1">Escenario principal con éxito:</text:p>
      <text:p text:style-name="P1">1. El secretario/a escribe el requisito por el que sera ordenada la agenda, siendo por defecto por apellido.</text:p>
      <text:p text:style-name="P1">2. El sistema muestra la agenda ordenada por el requisito especificado.</text:p>
      <text:p text:style-name="P1">Escenarios alternativos:</text:p>
      <text:p text:style-name="P1">1. El secretario/a escribe un requisito mal.</text:p>
      <text:p text:style-name="P1">2. La agenda muestra los contactos ordenados alfabéticamente por el primer apellido.</text:p>
      <text:p text:style-name="P1"/>
      <text:p text:style-name="P1"/>
      <text:p text:style-name="P1"/>
      <text:p text:style-name="P1">Caso de uso: Insertar contacto en la agenda.</text:p>
      <text:p text:style-name="P1">Actor principal: Secretario/a.</text:p>
      <text:p text:style-name="P1">Nivel: General.</text:p>
      <text:p text:style-name="P2">Ámbito: clínica <text:span text:style-name="T2">(organización)</text:span>.</text:p>
      <text:p text:style-name="P1">Escenario principal con éxito:</text:p>
      <text:p text:style-name="P1">1. El secretario/a introduce el contacto que desea crear en la opción de añadir de la agenda.</text:p>
      <text:p text:style-name="P1">2. El sistema busca si el contacto ya existe, en caso de que no exista lo crea, en caso de ya existir pregunta al usuario si quiere sobre escribirlo.</text:p>
      <text:p text:style-name="P1"/>
      <text:p text:style-name="P1"/>
      <text:p text:style-name="P1"/>
      <text:p text:style-name="P1">Caso de uso: Borrar <text:s/>contacto de la agenda.</text:p>
      <text:p text:style-name="P1">Actor principal: Secretario/a.</text:p>
      <text:p text:style-name="P1">Nivel: General.</text:p>
      <text:p text:style-name="P2">Ámbito: clínica <text:span text:style-name="T2">(organización)</text:span>.</text:p>
      <text:p text:style-name="P1">Escenario principal con éxito:</text:p>
      <text:p text:style-name="P1">1. El secretario/a escribe el contacto que desea buscar en la opción de búsqueda de la agenda para borrarlo.</text:p>
      <text:p text:style-name="P1">2. El sistema muestra por pantalla aquel contacto que se ha introducido para borrarlo.</text:p>
      <text:p text:style-name="P1">3. El sistema pregunta al usuario si desea borrarlo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aso de uso: Modificar contacto de la agenda.</text:p>
      <text:p text:style-name="P1">Actor principal: Secretario/a.</text:p>
      <text:p text:style-name="P1">Nivel: General.</text:p>
      <text:p text:style-name="P2">Ámbito: clínica <text:span text:style-name="T2">(organización)</text:span>.</text:p>
      <text:p text:style-name="P1">Escenario principal con éxito:</text:p>
      <text:p text:style-name="P1">1. El secretario/a escribe el contacto que desea buscar en la opción de búsqueda de la agenda para editar alguna de sus características.</text:p>
      <text:p text:style-name="P1">2. El sistema muestra por pantalla el contacto con todas sus características.</text:p>
      <text:p text:style-name="P1">3. El usuario señala que características. desea modificar.</text:p>
      <text:p text:style-name="P1">4. El sistema guarda el contacto con las nuevas características. en un nuevo contacto y borra el antiguo.</text:p>
      <text:p text:style-name="P1">Escenarios alternativos:</text:p>
      <text:p text:style-name="P1">1. El secretario/a escribe un contacto que no esta registrado en la base de datos por lo que no devuelve nada.</text:p>
      <text:p text:style-name="P1">2. No existe alguna de las características. que el usuario desea modificar.</text:p>
      <text:p text:style-name="P1"/>
      <text:p text:style-name="P1"/>
      <text:p text:style-name="P1">Caso de uso: Imprimir contacto de la agenda.</text:p>
      <text:p text:style-name="P1">Actor principal: Secretario/a.</text:p>
      <text:p text:style-name="P1">Nivel: General.</text:p>
      <text:p text:style-name="P2">Ámbito: clínica <text:span text:style-name="T2">(organización)</text:span>.</text:p>
      <text:p text:style-name="P1">Escenario principal con éxito:</text:p>
      <text:p text:style-name="P1">1. El secretario/a escribe el contacto que desea buscar en la opción de búsqueda de la agenda para imprimirlo o selecciona imprimir todos los contactos de la agenda.</text:p>
      <text:p text:style-name="P1">2. El sistema muestra por pantalla una muestra de lo que se va a imprimir, y pide seleccionar la impresora para proceder a la impresión.</text:p>
      <text:p text:style-name="P1">Escenarios alternativos:</text:p>
      <text:p text:style-name="P1">1. El secretario/a escribe un contacto que no esta registrado en la base de datos por lo que no devuelve nada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3:27:33.700223231</meta:creation-date>
    <dc:date>2014-11-13T13:44:04.533865089</dc:date>
    <meta:editing-duration>PT16M30S</meta:editing-duration>
    <meta:editing-cycles>3</meta:editing-cycles>
    <meta:generator>LibreOffice/4.3.2.2$Linux_X86_64 LibreOffice_project/edfb5295ba211bd31ad47d0bad0118690f76407d</meta:generator>
    <meta:document-statistic meta:table-count="0" meta:image-count="0" meta:object-count="0" meta:page-count="2" meta:paragraph-count="55" meta:word-count="484" meta:character-count="3056" meta:non-whitespace-character-count="2626"/>
  </office:meta>
</office:document-meta>
</file>